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svg:font-family="Courier"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s" fo:country="ES" style:text-underline-style="solid" style:text-underline-width="auto" style:text-underline-color="font-color" fo:font-weight="bold" officeooo:rsid="00087f4b" officeooo:paragraph-rsid="00087f4b"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language="es" fo:country="ES" style:text-underline-style="none" officeooo:rsid="00087f4b" officeooo:paragraph-rsid="00087f4b" style:font-size-asian="10.5pt" style:font-size-complex="12pt"/>
    </style:style>
    <style:style style:name="P3" style:family="paragraph" style:parent-style-name="Standard">
      <style:paragraph-properties fo:text-align="start" style:justify-single-word="false"/>
      <style:text-properties fo:font-size="12pt" fo:language="es" fo:country="ES" style:text-underline-style="none" officeooo:rsid="00087f4b" officeooo:paragraph-rsid="00178705" style:font-size-asian="10.5pt" style:font-size-complex="12pt"/>
    </style:style>
    <style:style style:name="P4" style:family="paragraph" style:parent-style-name="Standard">
      <style:paragraph-properties fo:text-align="start" style:justify-single-word="false"/>
      <style:text-properties fo:font-size="12pt" fo:language="es" fo:country="ES" style:text-underline-style="none" officeooo:rsid="0008f31d" officeooo:paragraph-rsid="0008f31d" style:font-size-asian="10.5pt" style:font-size-complex="12pt"/>
    </style:style>
    <style:style style:name="P5" style:family="paragraph" style:parent-style-name="Standard">
      <style:paragraph-properties fo:text-align="start" style:justify-single-word="false"/>
      <style:text-properties fo:font-size="12pt" fo:language="es" fo:country="ES" style:text-underline-style="none" officeooo:rsid="0008f31d" officeooo:paragraph-rsid="0012056b" style:font-size-asian="10.5pt" style:font-size-complex="12pt"/>
    </style:style>
    <style:style style:name="P6" style:family="paragraph" style:parent-style-name="Standard">
      <style:paragraph-properties fo:text-align="start" style:justify-single-word="false"/>
      <style:text-properties fo:font-size="12pt" fo:language="es" fo:country="ES" style:text-underline-style="none" officeooo:rsid="0008f31d" officeooo:paragraph-rsid="000b1cee" style:font-size-asian="10.5pt" style:font-size-complex="12pt"/>
    </style:style>
    <style:style style:name="P7" style:family="paragraph" style:parent-style-name="Standard">
      <style:paragraph-properties fo:text-align="start" style:justify-single-word="false"/>
      <style:text-properties fo:font-size="12pt" fo:language="es" fo:country="ES" style:text-underline-style="none" officeooo:rsid="00178705" officeooo:paragraph-rsid="0018ab43" style:font-size-asian="10.5pt" style:font-size-complex="12pt"/>
    </style:style>
    <style:style style:name="P8" style:family="paragraph" style:parent-style-name="Standard">
      <style:paragraph-properties fo:text-align="center" style:justify-single-word="false"/>
      <style:text-properties fo:font-size="24pt" fo:language="es" fo:country="ES" style:text-underline-style="solid" style:text-underline-width="auto" style:text-underline-color="font-color" officeooo:rsid="00087f4b" officeooo:paragraph-rsid="00087f4b" style:font-size-asian="24pt" style:font-size-complex="24pt"/>
    </style:style>
    <style:style style:name="P9" style:family="paragraph" style:parent-style-name="Standard">
      <style:paragraph-properties fo:text-align="start" style:justify-single-word="false"/>
      <style:text-properties officeooo:paragraph-rsid="00087f4b"/>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8ab43" officeooo:paragraph-rsid="0018ab43" style:font-weight-asian="bold" style:font-weight-complex="bold"/>
    </style:style>
    <style:style style:name="P11" style:family="paragraph" style:parent-style-name="Standard">
      <style:paragraph-properties fo:text-align="start" style:justify-single-word="false" fo:break-before="page"/>
      <style:text-properties fo:font-size="12pt" fo:language="es" fo:country="ES" style:text-underline-style="solid" style:text-underline-width="auto" style:text-underline-color="font-color" fo:font-weight="bold" officeooo:rsid="00087f4b" officeooo:paragraph-rsid="00087f4b"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es" fo:country="ES" style:text-underline-style="none" officeooo:rsid="00176b33" officeooo:paragraph-rsid="00087f4b" style:font-size-asian="10.5pt" style:font-size-complex="12pt"/>
    </style:style>
    <style:style style:name="P13" style:family="paragraph" style:parent-style-name="Standard" style:list-style-name="L1">
      <style:paragraph-properties fo:text-align="start" style:justify-single-word="false"/>
      <style:text-properties fo:font-size="12pt" fo:language="es" fo:country="ES" style:text-underline-style="none" officeooo:rsid="0018ab43" officeooo:paragraph-rsid="0018ab43" style:font-size-asian="10.5pt" style:font-size-complex="12pt"/>
    </style:style>
    <style:style style:name="P14" style:family="paragraph" style:parent-style-name="Standard" style:list-style-name="L1">
      <style:paragraph-properties fo:text-align="start" style:justify-single-word="false"/>
      <style:text-properties fo:font-size="12pt" fo:language="es" fo:country="ES" style:text-underline-style="none" officeooo:rsid="00087f4b" officeooo:paragraph-rsid="00087f4b" style:font-size-asian="10.5pt" style:font-size-complex="12pt"/>
    </style:style>
    <style:style style:name="P15" style:family="paragraph" style:parent-style-name="Standard" style:list-style-name="L1">
      <style:paragraph-properties fo:text-align="start" style:justify-single-word="false"/>
      <style:text-properties fo:font-size="12pt" fo:language="es" fo:country="ES" style:text-underline-style="none" officeooo:rsid="00087f4b" officeooo:paragraph-rsid="00178705" style:font-size-asian="10.5pt" style:font-size-complex="12pt"/>
    </style:style>
    <style:style style:name="P16" style:family="paragraph" style:parent-style-name="Standard" style:list-style-name="L1">
      <style:paragraph-properties fo:text-align="start" style:justify-single-word="false"/>
      <style:text-properties fo:font-size="12pt" fo:language="es" fo:country="ES" style:text-underline-style="none" officeooo:rsid="0008f31d" officeooo:paragraph-rsid="0008f31d" style:font-size-asian="10.5pt" style:font-size-complex="12pt"/>
    </style:style>
    <style:style style:name="P17" style:family="paragraph" style:parent-style-name="Standard" style:list-style-name="L1">
      <style:paragraph-properties fo:text-align="start" style:justify-single-word="false"/>
      <style:text-properties fo:font-size="12pt" fo:language="es" fo:country="ES" style:text-underline-style="none" officeooo:rsid="0008f31d" officeooo:paragraph-rsid="00178705" style:font-size-asian="10.5pt" style:font-size-complex="12pt"/>
    </style:style>
    <style:style style:name="P18" style:family="paragraph" style:parent-style-name="Standard" style:list-style-name="L1">
      <style:paragraph-properties fo:text-align="start" style:justify-single-word="false"/>
      <style:text-properties fo:font-size="12pt" fo:language="es" fo:country="ES" style:text-underline-style="none" officeooo:rsid="0008f31d" officeooo:paragraph-rsid="0012056b" style:font-size-asian="10.5pt" style:font-size-complex="12pt"/>
    </style:style>
    <style:style style:name="P19" style:family="paragraph" style:parent-style-name="Standard" style:list-style-name="L1">
      <style:paragraph-properties fo:text-align="start" style:justify-single-word="false"/>
      <style:text-properties fo:font-size="12pt" fo:language="es" fo:country="ES" style:text-underline-style="none" officeooo:rsid="000eacff" officeooo:paragraph-rsid="000eacff" style:font-size-asian="10.5pt" style:font-size-complex="12pt"/>
    </style:style>
    <style:style style:name="P20" style:family="paragraph" style:parent-style-name="Standard">
      <style:paragraph-properties fo:text-align="start" style:justify-single-word="false"/>
      <style:text-properties fo:font-size="12pt" fo:language="es" fo:country="ES" style:text-underline-style="none" officeooo:rsid="000eacff" officeooo:paragraph-rsid="000eacff" style:font-size-asian="10.5pt" style:font-size-complex="12pt"/>
    </style:style>
    <style:style style:name="P21" style:family="paragraph" style:parent-style-name="Standard" style:list-style-name="L1">
      <style:paragraph-properties fo:text-align="start" style:justify-single-word="false"/>
      <style:text-properties fo:font-size="12pt" fo:language="es" fo:country="ES" style:text-underline-style="none" officeooo:rsid="000eb9cf" officeooo:paragraph-rsid="000eb9cf" style:font-size-asian="10.5pt" style:font-size-complex="12pt"/>
    </style:style>
    <style:style style:name="P22" style:family="paragraph" style:parent-style-name="Standard">
      <style:paragraph-properties fo:text-align="start" style:justify-single-word="false"/>
      <style:text-properties fo:font-size="12pt" fo:language="es" fo:country="ES" style:text-underline-style="none" officeooo:rsid="0013ce03" officeooo:paragraph-rsid="0008f31d" style:font-size-asian="10.5pt" style:font-size-complex="12pt"/>
    </style:style>
    <style:style style:name="P23" style:family="paragraph" style:parent-style-name="Standard" style:list-style-name="L1">
      <style:paragraph-properties fo:text-align="start" style:justify-single-word="false"/>
      <style:text-properties fo:font-size="12pt" fo:language="es" fo:country="ES" style:text-underline-style="none" officeooo:rsid="0012056b" officeooo:paragraph-rsid="0012056b" style:font-size-asian="10.5pt" style:font-size-complex="12pt"/>
    </style:style>
    <style:style style:name="P24" style:family="paragraph" style:parent-style-name="Standard" style:list-style-name="L1">
      <style:paragraph-properties fo:text-align="start" style:justify-single-word="false"/>
      <style:text-properties fo:font-size="12pt" fo:language="es" fo:country="ES" style:text-underline-style="none" officeooo:rsid="00178705" officeooo:paragraph-rsid="0018ab43" style:font-size-asian="10.5pt" style:font-size-complex="12pt"/>
    </style:style>
    <style:style style:name="P25" style:family="paragraph" style:parent-style-name="Standard">
      <style:paragraph-properties fo:text-align="start" style:justify-single-word="false"/>
      <style:text-properties fo:font-size="12pt" fo:language="es" fo:country="ES" style:text-underline-style="none" officeooo:rsid="00178705" officeooo:paragraph-rsid="0018ab43" style:font-size-asian="10.5pt" style:font-size-complex="12pt"/>
    </style:style>
    <style:style style:name="P26" style:family="paragraph" style:parent-style-name="Standard" style:list-style-name="L1">
      <style:paragraph-properties fo:text-align="start" style:justify-single-word="false"/>
      <style:text-properties fo:font-size="12pt" fo:language="es" fo:country="ES" style:text-underline-style="none" officeooo:rsid="001bcd84" officeooo:paragraph-rsid="001bcd84" style:font-size-asian="10.5pt" style:font-size-complex="12pt"/>
    </style:style>
    <style:style style:name="P27" style:family="paragraph" style:parent-style-name="Standard" style:list-style-name="L1">
      <style:paragraph-properties fo:text-align="start" style:justify-single-word="false"/>
      <style:text-properties fo:language="es" fo:country="ES" officeooo:paragraph-rsid="000eb9cf"/>
    </style:style>
    <style:style style:name="P28" style:family="paragraph" style:parent-style-name="Standard" style:list-style-name="L1">
      <style:paragraph-properties fo:text-align="start" style:justify-single-word="false"/>
      <style:text-properties fo:language="es" fo:country="ES" officeooo:paragraph-rsid="0008f31d"/>
    </style:style>
    <style:style style:name="P29" style:family="paragraph" style:parent-style-name="Standard" style:list-style-name="L1">
      <style:paragraph-properties fo:text-align="start" style:justify-single-word="false"/>
      <style:text-properties fo:language="es" fo:country="ES" officeooo:paragraph-rsid="00178705"/>
    </style:style>
    <style:style style:name="P30" style:family="paragraph" style:parent-style-name="Standard" style:list-style-name="L1">
      <style:paragraph-properties fo:text-align="start" style:justify-single-word="false"/>
      <style:text-properties fo:language="es" fo:country="ES" officeooo:paragraph-rsid="0018ab43"/>
    </style:style>
    <style:style style:name="P31" style:family="paragraph" style:parent-style-name="Standard" style:list-style-name="L1">
      <style:paragraph-properties fo:text-align="start" style:justify-single-word="false"/>
      <style:text-properties fo:language="es" fo:country="ES" officeooo:rsid="001083fe" officeooo:paragraph-rsid="001083fe"/>
    </style:style>
    <style:style style:name="P32" style:family="paragraph" style:parent-style-name="Standard" style:list-style-name="L1">
      <style:paragraph-properties fo:text-align="start" style:justify-single-word="false"/>
      <style:text-properties fo:language="es" fo:country="ES" officeooo:rsid="0008f31d" officeooo:paragraph-rsid="0008f31d"/>
    </style:style>
    <style:style style:name="P33" style:family="paragraph" style:parent-style-name="Standard" style:list-style-name="L1">
      <style:paragraph-properties fo:text-align="start" style:justify-single-word="false"/>
      <style:text-properties officeooo:paragraph-rsid="0019f3fc"/>
    </style:style>
    <style:style style:name="P34" style:family="paragraph" style:parent-style-name="Standard" style:list-style-name="L1">
      <style:paragraph-properties fo:text-align="start" style:justify-single-word="false"/>
      <style:text-properties officeooo:paragraph-rsid="001bcd84"/>
    </style:style>
    <style:style style:name="P35" style:family="paragraph" style:parent-style-name="Standard">
      <style:paragraph-properties fo:text-align="start" style:justify-single-word="false"/>
      <style:text-properties officeooo:paragraph-rsid="0018ab43"/>
    </style:style>
    <style:style style:name="P36" style:family="paragraph" style:parent-style-name="Standard">
      <style:paragraph-properties fo:text-align="start" style:justify-single-word="false"/>
      <style:text-properties officeooo:paragraph-rsid="000eacff"/>
    </style:style>
    <style:style style:name="P37" style:family="paragraph" style:parent-style-name="Standard" style:list-style-name="L4">
      <style:paragraph-properties fo:text-align="start" style:justify-single-word="false"/>
      <style:text-properties officeooo:paragraph-rsid="00206f53"/>
    </style:style>
    <style:style style:name="P38" style:family="paragraph" style:parent-style-name="Standard">
      <style:paragraph-properties fo:text-align="start" style:justify-single-word="false"/>
      <style:text-properties officeooo:paragraph-rsid="001f0bc8"/>
    </style:style>
    <style:style style:name="P39" style:family="paragraph" style:parent-style-name="Standard" style:list-style-name="L3">
      <style:paragraph-properties fo:text-align="start" style:justify-single-word="false"/>
      <style:text-properties officeooo:rsid="001d83f2" officeooo:paragraph-rsid="001d83f2"/>
    </style:style>
    <style:style style:name="P40" style:family="paragraph" style:parent-style-name="Standard">
      <style:paragraph-properties fo:text-align="start" style:justify-single-word="false"/>
      <style:text-properties officeooo:rsid="001d83f2" officeooo:paragraph-rsid="001d83f2"/>
    </style:style>
    <style:style style:name="P41" style:family="paragraph" style:parent-style-name="Standard" style:list-style-name="L4">
      <style:paragraph-properties fo:text-align="start" style:justify-single-word="false"/>
      <style:text-properties officeooo:rsid="001f0bc8" officeooo:paragraph-rsid="001f0bc8"/>
    </style:style>
    <style:style style:name="P42" style:family="paragraph" style:parent-style-name="Standard" style:list-style-name="L4">
      <style:paragraph-properties fo:text-align="start" style:justify-single-word="false"/>
      <style:text-properties officeooo:rsid="001f0bc8" officeooo:paragraph-rsid="00206f53"/>
    </style:style>
    <style:style style:name="P43" style:family="paragraph" style:parent-style-name="Standard">
      <style:paragraph-properties fo:text-align="start" style:justify-single-word="false"/>
      <style:text-properties officeooo:rsid="001f0bc8" officeooo:paragraph-rsid="001f0bc8"/>
    </style:style>
    <style:style style:name="P44" style:family="paragraph" style:parent-style-name="Standard" style:list-style-name="L4">
      <style:paragraph-properties fo:text-align="start" style:justify-single-word="false"/>
      <style:text-properties officeooo:rsid="00206f53" officeooo:paragraph-rsid="00206f53"/>
    </style:style>
    <style:style style:name="P45" style:family="paragraph" style:parent-style-name="Standard" style:list-style-name="L1">
      <style:paragraph-properties fo:text-align="start" style:justify-single-word="false" fo:break-before="page"/>
      <style:text-properties fo:font-size="12pt" fo:language="es" fo:country="ES" style:text-underline-style="none" officeooo:rsid="00178705" officeooo:paragraph-rsid="0018ab43" style:font-size-asian="10.5pt" style:font-size-complex="12pt"/>
    </style:style>
    <style:style style:name="T1" style:family="text">
      <style:text-properties fo:font-size="12pt" style:text-underline-style="none" style:font-size-asian="10.5pt" style:font-size-complex="12pt"/>
    </style:style>
    <style:style style:name="T2" style:family="text">
      <style:text-properties fo:font-size="12pt" style:text-underline-style="none" officeooo:rsid="0008f31d" style:font-size-asian="10.5pt" style:font-size-complex="12pt"/>
    </style:style>
    <style:style style:name="T3" style:family="text">
      <style:text-properties fo:font-size="12pt" style:text-underline-style="none" officeooo:rsid="00092ef5" style:font-size-asian="10.5pt" style:font-size-complex="12pt"/>
    </style:style>
    <style:style style:name="T4" style:family="text">
      <style:text-properties fo:font-size="12pt" style:text-underline-style="none" officeooo:rsid="000ae3a9" style:font-size-asian="10.5pt" style:font-size-complex="12pt"/>
    </style:style>
    <style:style style:name="T5" style:family="text">
      <style:text-properties fo:font-size="12pt" style:text-underline-style="none" officeooo:rsid="000eb9cf" style:font-size-asian="10.5pt" style:font-size-complex="12pt"/>
    </style:style>
    <style:style style:name="T6" style:family="text">
      <style:text-properties fo:font-size="12pt" fo:language="es" fo:country="ES" style:text-underline-style="none" style:font-size-asian="10.5pt" style:font-size-complex="12pt"/>
    </style:style>
    <style:style style:name="T7" style:family="text">
      <style:text-properties fo:font-size="12pt" fo:language="es" fo:country="ES" style:text-underline-style="none" officeooo:rsid="00087f4b" style:font-size-asian="10.5pt" style:font-size-complex="12pt"/>
    </style:style>
    <style:style style:name="T8" style:family="text">
      <style:text-properties fo:font-size="12pt" fo:language="es" fo:country="ES" style:text-underline-style="none" officeooo:rsid="00176b33" style:font-size-asian="10.5pt" style:font-size-complex="12pt"/>
    </style:style>
    <style:style style:name="T9" style:family="text">
      <style:text-properties fo:font-size="12pt" fo:language="es" fo:country="ES" style:text-underline-style="none" officeooo:rsid="0018ab43" style:font-size-asian="10.5pt" style:font-size-complex="12pt"/>
    </style:style>
    <style:style style:name="T10" style:family="text">
      <style:text-properties fo:font-size="12pt" fo:language="es" fo:country="ES" style:text-underline-style="none" officeooo:rsid="00178705" style:font-size-asian="10.5pt" style:font-size-complex="12pt"/>
    </style:style>
    <style:style style:name="T11" style:family="text">
      <style:text-properties fo:font-size="12pt" fo:language="es" fo:country="ES" style:text-underline-style="none" officeooo:rsid="0019a186" style:font-size-asian="10.5pt" style:font-size-complex="12pt"/>
    </style:style>
    <style:style style:name="T12" style:family="text">
      <style:text-properties fo:font-size="12pt" fo:language="es" fo:country="ES" style:text-underline-style="none" officeooo:rsid="0019f3fc" style:font-size-asian="10.5pt" style:font-size-complex="12pt"/>
    </style:style>
    <style:style style:name="T13" style:family="text">
      <style:text-properties fo:font-size="12pt" fo:language="es" fo:country="ES" style:text-underline-style="none" officeooo:rsid="001bcd84" style:font-size-asian="10.5pt" style:font-size-complex="12pt"/>
    </style:style>
    <style:style style:name="T14" style:family="text">
      <style:text-properties fo:font-size="12pt" fo:language="es" fo:country="ES" style:text-underline-style="none" officeooo:rsid="001d83f2" style:font-size-asian="10.5pt" style:font-size-complex="12pt"/>
    </style:style>
    <style:style style:name="T15" style:family="text">
      <style:text-properties fo:font-size="12pt" fo:language="es" fo:country="ES" style:text-underline-style="none" officeooo:rsid="000eacff" style:font-size-asian="10.5pt" style:font-size-complex="12pt"/>
    </style:style>
    <style:style style:name="T16" style:family="text">
      <style:text-properties fo:font-size="12pt" fo:language="es" fo:country="ES" style:text-underline-style="none" officeooo:rsid="001f0bc8" style:font-size-asian="10.5pt" style:font-size-complex="12pt"/>
    </style:style>
    <style:style style:name="T17" style:family="text">
      <style:text-properties fo:font-size="12pt" fo:language="es" fo:country="ES" style:font-size-asian="10.5pt" style:font-size-complex="12pt"/>
    </style:style>
    <style:style style:name="T18" style:family="text">
      <style:text-properties fo:font-size="12pt" fo:language="es" fo:country="ES" officeooo:rsid="00176b33" style:font-size-asian="10.5pt" style:font-size-complex="12pt"/>
    </style:style>
    <style:style style:name="T19" style:family="text">
      <style:text-properties officeooo:rsid="00092ef5"/>
    </style:style>
    <style:style style:name="T20" style:family="text">
      <style:text-properties officeooo:rsid="000b1cee"/>
    </style:style>
    <style:style style:name="T21" style:family="text">
      <style:text-properties officeooo:rsid="000c3a74"/>
    </style:style>
    <style:style style:name="T22" style:family="text">
      <style:text-properties style:font-name="Liberation Serif" officeooo:rsid="000c3a74" style:font-size-asian="12pt"/>
    </style:style>
    <style:style style:name="T23" style:family="text">
      <style:text-properties officeooo:rsid="000c3a74" style:font-size-asian="12pt"/>
    </style:style>
    <style:style style:name="T24" style:family="text">
      <style:text-properties style:use-window-font-color="true" style:font-name="Liberation Serif" officeooo:rsid="000c3a74" style:font-size-asian="12pt"/>
    </style:style>
    <style:style style:name="T25" style:family="text">
      <style:text-properties style:use-window-font-color="true" style:font-name="Liberation Serif" fo:font-style="normal" fo:font-weight="normal" officeooo:rsid="000c3a74" style:font-size-asian="12pt" style:font-style-asian="normal" style:font-weight-asian="normal"/>
    </style:style>
    <style:style style:name="T26" style:family="text">
      <style:text-properties style:use-window-font-color="true" style:font-name="Liberation Serif" fo:font-style="normal" fo:font-weight="normal" officeooo:rsid="000d23b3" style:font-size-asian="12pt" style:font-style-asian="normal" style:font-weight-asian="normal"/>
    </style:style>
    <style:style style:name="T27" style:family="text">
      <style:text-properties officeooo:rsid="000e9517"/>
    </style:style>
    <style:style style:name="T28" style:family="text">
      <style:text-properties officeooo:rsid="000eb9cf"/>
    </style:style>
    <style:style style:name="T29" style:family="text">
      <style:text-properties officeooo:rsid="000fc9ac"/>
    </style:style>
    <style:style style:name="T30" style:family="text">
      <style:text-properties officeooo:rsid="0012056b"/>
    </style:style>
    <style:style style:name="T31" style:family="text">
      <style:text-properties officeooo:rsid="0008f31d"/>
    </style:style>
    <style:style style:name="T32" style:family="text">
      <style:text-properties fo:color="#a9b7c6" style:font-name="JetBrains Mono" fo:font-size="10pt" fo:font-style="normal" fo:font-weight="normal" style:font-size-asian="10pt" style:font-style-asian="normal" style:font-weight-asian="normal"/>
    </style:style>
    <style:style style:name="T33" style:family="text">
      <style:text-properties officeooo:rsid="001f0bc8"/>
    </style:style>
    <style:style style:name="T34" style:family="text">
      <style:text-properties fo:color="#cc7832" style:font-name="JetBrains Mono" fo:font-size="10pt" fo:font-style="normal" fo:font-weight="normal" officeooo:rsid="001f0bc8" style:font-size-asian="10pt" style:font-style-asian="normal" style:font-weight-asian="normal"/>
    </style:style>
    <style:style style:name="T35" style:family="text">
      <style:text-properties officeooo:rsid="00206f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forme de aplicacion Proyecto Acceso a Datos Egoitz Perez de Arrilucea 3 Grado Superior Desarrollo de Aplicaciones Multiplataforma <text:span text:style-name="T27">2022-2023</text:span></text:p>
      <text:p text:style-name="P8"/>
      <text:p text:style-name="P1">Descripcion:</text:p>
      <text:p text:style-name="P2">La aplicacion es un juego de combate mediante consola.</text:p>
      <text:p text:style-name="P2">El usuario puede crear su propio jugador y luchar contra diferentes enemigos, con cada combate se sube de nivel que posteriormente permitira mejorar caracteristicas.</text:p>
      <text:p text:style-name="P9"><text:span text:style-name="T7">El jugador </text:span><text:span text:style-name="T8">y la partida pueden ser guardadas en una base de datos eXist, el jugador se puede volver a cargar en otra partida y tambien se pueden modificar sus atributos.</text:span></text:p>
      <text:p text:style-name="P12"/>
      <text:p text:style-name="P12"/>
      <text:p text:style-name="P10"><text:span text:style-name="T18">B</text:span><text:span text:style-name="T17">BDD:</text:span></text:p>
      <text:p text:style-name="P35"><text:span text:style-name="T14">El gestor de</text:span><text:span text:style-name="T9"> base de datos </text:span><text:span text:style-name="T13">de este proyecto es eXist, </text:span><text:span text:style-name="T14">la base de datos se llama “proyecto” contiene dos colecciones xml: “Jugadores.xml” y “partidas.xml”.</text:span></text:p>
      <text:list xml:id="list3487006983" text:style-name="L3">
        <text:list-item>
          <text:p text:style-name="P39"><text:span text:style-name="T6">Jugadores xml:</text:span></text:p>
          <text:list>
            <text:list-header>
              <text:p text:style-name="P39"><text:span text:style-name="T6">Esta colleccion tiene la siguiente estructura:</text:span></text:p>
              <text:list>
                <text:list-item>
                  <text:p text:style-name="P39"><text:span text:style-name="T6">jugadores</text:span></text:p>
                  <text:list>
                    <text:list-item>
                      <text:p text:style-name="P39"><text:span text:style-name="T6">jugador</text:span></text:p>
                      <text:list>
                        <text:list-item>
                          <text:p text:style-name="P39"><text:span text:style-name="T6">nombre</text:span></text:p>
                        </text:list-item>
                        <text:list-item>
                          <text:p text:style-name="P39"><text:span text:style-name="T6">vida (@mejoras)</text:span></text:p>
                          <text:list>
                            <text:list-item>
                              <text:p text:style-name="P39"><text:span text:style-name="T6">puntosVida</text:span></text:p>
                            </text:list-item>
                          </text:list>
                        </text:list-item>
                        <text:list-item>
                          <text:p text:style-name="P39"><text:span text:style-name="T6">ataque(@mejoras)</text:span></text:p>
                          <text:list>
                            <text:list-item>
                              <text:p text:style-name="P39"><text:span text:style-name="T6">puntosAtaque</text:span></text:p>
                            </text:list-item>
                          </text:list>
                        </text:list-item>
                        <text:list-item>
                          <text:p text:style-name="P39"><text:span text:style-name="T6">nivel</text:span></text:p>
                        </text:list-item>
                      </text:list>
                    </text:list-item>
                  </text:list>
                </text:list-item>
              </text:list>
            </text:list-header>
          </text:list>
        </text:list-item>
      </text:list>
      <text:p text:style-name="P40"><text:span text:style-name="T6"/></text:p>
      <text:list xml:id="list33231841330756" text:continue-numbering="true" text:style-name="L3">
        <text:list-item>
          <text:p text:style-name="P39"><text:span text:style-name="T6">partidas.xml:</text:span></text:p>
          <text:list>
            <text:list-header>
              <text:p text:style-name="P39"><text:span text:style-name="T6">Esta colleccion tiene la siguiente estructura:</text:span></text:p>
              <text:list>
                <text:list-item>
                  <text:p text:style-name="P39"><text:span text:style-name="T6">partidas</text:span></text:p>
                  <text:list>
                    <text:list-item>
                      <text:p text:style-name="P39"><text:span text:style-name="T6">fecha</text:span></text:p>
                    </text:list-item>
                    <text:list-item>
                      <text:p text:style-name="P39"><text:span text:style-name="T6">puntuacionTotal</text:span></text:p>
                    </text:list-item>
                    <text:list-item>
                      <text:p text:style-name="P39"><text:span text:style-name="T6">combates</text:span></text:p>
                      <text:list>
                        <text:list-item>
                          <text:p text:style-name="P39"><text:span text:style-name="T6">combate (@numero, @resultado)</text:span></text:p>
                          <text:list>
                            <text:list-item>
                              <text:p text:style-name="P39"><text:span text:style-name="T6">jugador(@nivel)</text:span></text:p>
                            </text:list-item>
                            <text:list-item>
                              <text:p text:style-name="P39"><text:span text:style-name="T6">enemigo</text:span></text:p>
                            </text:list-item>
                          </text:list>
                        </text:list-item>
                      </text:list>
                    </text:list-item>
                    <text:list-item>
                      <text:p text:style-name="P39"><text:span text:style-name="T6">nombreJugador</text:span></text:p>
                    </text:list-item>
                  </text:list>
                </text:list-item>
              </text:list>
            </text:list-header>
          </text:list>
        </text:list-item>
      </text:list>
      <text:p text:style-name="P2"><text:tab/><text:tab/></text:p>
      <text:p text:style-name="P2"/>
      <text:p text:style-name="P2"/>
      <text:p text:style-name="P11">Classes:</text:p>
      <text:list xml:id="list3562511930" text:style-name="L1">
        <text:list-item>
          <text:p text:style-name="P14">Main</text:p>
          <text:list>
            <text:list-header>
              <text:p text:style-name="P16">Funciones:</text:p>
              <text:p text:style-name="P16"/>
              <text:list>
                <text:list-item>
                  <text:p text:style-name="P19">Main()</text:p>
                </text:list-item>
              </text:list>
            </text:list-header>
          </text:list>
        </text:list-item>
      </text:list>
      <text:p text:style-name="P36"><text:span text:style-name="T15"><text:tab/><text:tab/></text:span><text:span text:style-name="T16">Primero realiza la conexión con la base de datos y despues muestra un menu con <text:tab/><text:tab/><text:tab/>diferentes opciones:</text:span></text:p>
      <text:p text:style-name="P36"><text:span text:style-name="T16"/></text:p>
      <text:list xml:id="list193181977" text:style-name="L4">
        <text:list-item>
          <text:p text:style-name="P41">Jugar</text:p>
          <text:list>
            <text:list-header>
              <text:p text:style-name="P41">Permite jugar al juego original llamando a la funcion: <text:span text:style-name="T15">jugar</text:span><text:span text:style-name="T6">()</text:span></text:p>
              <text:p text:style-name="P41"><text:span text:style-name="T6"/></text:p>
            </text:list-header>
          </text:list>
        </text:list-item>
        <text:list-item>
          <text:p text:style-name="P41">Ver partidas almacenadas</text:p>
          <text:list>
            <text:list-header>
              <text:p text:style-name="P41"><text:span text:style-name="T35">Muestra las partidas almacenadas con la funcion: </text:span>Consultas.mostrarPartidas()</text:p>
              <text:p text:style-name="P41"/>
            </text:list-header>
          </text:list>
        </text:list-item>
        <text:list-item>
          <text:p text:style-name="P41">Ver combates de una partida</text:p>
          <text:list>
            <text:list-header>
              <text:p text:style-name="P41"><text:span text:style-name="T35">Permite seleccionar una partida y mostrar los combates guardados en ella con la consulta: </text:span>Consultas.mostrarCombatePartidas()</text:p>
            </text:list-header>
          </text:list>
          <text:p text:style-name="P41"/>
        </text:list-item>
        <text:list-item>
          <text:p text:style-name="P41">Ver jugadores almacenados</text:p>
          <text:list>
            <text:list-header>
              <text:p text:style-name="P41"><text:span text:style-name="T35">Muestra los jugadores almacenados: </text:span>Consultas.mostrarJugadores()</text:p>
              <text:p text:style-name="P41"/>
            </text:list-header>
          </text:list>
        </text:list-item>
        <text:list-item>
          <text:p text:style-name="P41">Buscar jugador</text:p>
          <text:list>
            <text:list-header>
              <text:p text:style-name="P41"><text:span text:style-name="T35">Permite buscar un jugador por el nombre con la consulta: </text:span>Consultas.buscarJugador(nombre)</text:p>
            </text:list-header>
          </text:list>
          <text:p text:style-name="P41"/>
        </text:list-item>
        <text:list-item>
          <text:p text:style-name="P41">Cargar jugador</text:p>
          <text:list>
            <text:list-header>
              <text:p text:style-name="P42"><text:span text:style-name="T35">Permite buscar y cargar un jugador por el nombre con la consulta: </text:span>Consultas.cargarJugador()</text:p>
              <text:p text:style-name="P44">(Esta funcion en el juego te carga el jugador para usarlo en el juego, usada en este menu fuera de el juego no tiene utilidad)</text:p>
            </text:list-header>
          </text:list>
          <text:p text:style-name="P41"/>
        </text:list-item>
        <text:list-item>
          <text:p text:style-name="P41">Crear jugador</text:p>
        </text:list-item>
      </text:list>
      <text:p text:style-name="P38"><text:span text:style-name="T33"><text:tab/><text:tab/></text:span><text:tab/><text:tab/><text:span text:style-name="T35">Permite crear un nuevo jugador usando la funcion: </text:span>crearJugador()</text:p>
      <text:p text:style-name="P43"><text:span text:style-name="T32"/></text:p>
      <text:list xml:id="list33231629419889" text:continue-numbering="true" text:style-name="L4">
        <text:list-item>
          <text:p text:style-name="P41">Crear partida</text:p>
          <text:list>
            <text:list-header>
              <text:p text:style-name="P37"><text:span text:style-name="T35">Selecciona un jugador con la consulta: Consultas.cargarJugador() y despues usa ese jugador para crear y guarda una partida con la funcion: </text:span>Consultas.guardarPartida<text:span text:style-name="T35">()</text:span></text:p>
              <text:p text:style-name="P44">(La partida creada no tendra ningun combate almacenado)</text:p>
              <text:p text:style-name="P44">(Las partidas deben ir asociadas de un jugador, por eso se selecciona uno )</text:p>
            </text:list-header>
          </text:list>
          <text:p text:style-name="P41"/>
        </text:list-item>
        <text:list-item>
          <text:p text:style-name="P41">Modificar jugador</text:p>
          <text:list>
            <text:list-header>
              <text:p text:style-name="P42"><text:span text:style-name="T35">Permite buscar <text:s/>un jugador por el nombre y cambiar varios valores predefinidos con la consulta: </text:span>Consultas.modificarJugador()</text:p>
            </text:list-header>
          </text:list>
          <text:p text:style-name="P41"/>
        </text:list-item>
        <text:list-item>
          <text:p text:style-name="P41">Borrar jugador</text:p>
          <text:list>
            <text:list-header>
              <text:p text:style-name="P37"><text:span text:style-name="T35">Permite buscar y borrar un jugador por el nombre con la consulta: </text:span><text:span text:style-name="T33">Consultas.borrarJugador()</text:span></text:p>
            </text:list-header>
          </text:list>
        </text:list-item>
      </text:list>
      <text:p text:style-name="P43"/>
      <text:p text:style-name="P43"/>
      <text:list xml:id="list33231578661739" text:continue-numbering="true" text:style-name="L4">
        <text:list-item>
          <text:p text:style-name="P41"><text:soft-page-break/>Salir</text:p>
          <text:list>
            <text:list-header>
              <text:p text:style-name="P44">Cierra el programa</text:p>
            </text:list-header>
          </text:list>
          <text:p text:style-name="P44"/>
        </text:list-item>
      </text:list>
      <text:p text:style-name="Standard"><text:span text:style-name="T34"><text:tab/><text:tab/></text:span><text:span text:style-name="T33">Este menu esta en un bucle for, hasta que no se seleccione la opcion salir se volvera <text:tab/><text:tab/>a mostrar una vez acabada la operación seleccionada.</text:span></text:p>
      <text:p text:style-name="P20"/>
      <text:list xml:id="list33231668567113" text:continue-list="list3562511930" text:style-name="L1">
        <text:list-item>
          <text:list>
            <text:list-item>
              <text:list>
                <text:list-item>
                  <text:p text:style-name="P19">jugar<text:span text:style-name="T33">()</text:span></text:p>
                  <text:p text:style-name="P19">Primero se intenta importar el fichero de los enemigo y si no se puede lo creara.</text:p>
                  <text:p text:style-name="P19">Despues se le mostrara al usuario las opciones de nuevo jugador: crear uno nuevo o importarlo, <text:span text:style-name="T28">si decide crear uno nuevo se llamara a la funcion crearJugador() , si decide importar llamara a la funcion cargarJugador(), si hay un error al importar mostrara un mensaje de error y las opciones de nuevo jugador de nuevo.</text:span></text:p>
                  <text:p text:style-name="P21">Mostrara los datos de el jugador para informar al usuario.</text:p>
                  <text:p text:style-name="P21">Se creara el objeto partida.</text:p>
                  <text:p text:style-name="P27"><text:span text:style-name="T5">Para los combates se entrara en un bucle, <text:s/>primero se llamara a la funcion seleccionarEnemigo(enemigos) para seleccionar un enemigo que se le pasara a la funcion </text:span>combate(jugador, enemigoSeleccionado, partida) <text:span text:style-name="T28">esta devolvera true o false para saber si el usuario ha ganado o perdido. Si ha perdido se </text:span><text:span text:style-name="T29">registrara la derrota en el objeto partida y se terminara el bucle, si ha ganado se registrara el resultado en la partida y si el enemigo es el aleatorio añadira 100 puntos extra por la dificultad de este, ademas le subira el nivel a el jugador, despues comprobara si el nivel es un multiple de 5 entonces le dara una mejora al usuario, se puede elegir entre tener 10 mas de vida o mas 5 de ataque.</text:span></text:p>
                  <text:p text:style-name="P31">Fuera de el bucle (Solo se puede salir perdiendo) se guardan los datos de la partida y se le muestran al usuario, se le da la opcion de exportar esa partida con la funcion guardarPartida(Partida partida), y despues se le da la opcion de exportar el jugador con la funcion guardarJugador(Jugador jugador).</text:p>
                  <text:p text:style-name="P19"/>
                </text:list-item>
                <text:list-item>
                  <text:p text:style-name="P16">Enemigo seleccionarEnemigo(Enemigo[])</text:p>
                </text:list-item>
              </text:list>
            </text:list-item>
          </text:list>
        </text:list-item>
      </text:list>
      <text:p text:style-name="P4"><text:tab/><text:tab/><text:span text:style-name="T20">Recibe la lista de enemigos, los printea y pide al usuario que elja uno, al final <text:tab/><text:tab/><text:tab/>devuelve el enemigo seleccionado. Ademas muestra un enemigo aleatorio que no <text:tab/><text:tab/><text:tab/>esta en la lista, si el usuario selecciona este enemigo esta misma funcion crea un <text:tab/><text:tab/><text:tab/>enemigo nuevo con variables aleatorias y lo devuelve.</text:span></text:p>
      <text:p text:style-name="P4"><text:tab/><text:tab/></text:p>
      <text:list xml:id="list33232352628347" text:continue-numbering="true" text:style-name="L1">
        <text:list-item>
          <text:list>
            <text:list-item>
              <text:list>
                <text:list-item>
                  <text:p text:style-name="P16">Boolean combate(Jugador, Enemigo, Partida)</text:p>
                </text:list-item>
              </text:list>
            </text:list-item>
          </text:list>
        </text:list-item>
      </text:list>
      <text:p text:style-name="P6"><text:tab/><text:tab/><text:span text:style-name="T20">Recibe el jugador actual y el enemigo seleccionado por la funcion <text:s/><text:tab/><text:tab/><text:tab/><text:tab/><text:tab/></text:span>seleccionarEnemigo<text:span text:style-name="T20">(), entra en un bucle hasta que se termine el combate, en el <text:tab/><text:tab/><text:tab/>combate el primer turno sera de el jugador, tendra la opcion de atacar o curarse, una <text:tab/><text:tab/>vez acabado su turno se realizara la operacion, sumar vida al jugador o restarle al <text:tab/><text:tab/><text:tab/>enemigo y le sumara puntuacion por la operacion, despues se comprobara si al <text:tab/><text:tab/><text:tab/>enemigo le queda vida, si no es asi el combate terminara, se saldra de el bucle </text:span><text:span text:style-name="T21">y se <text:tab/><text:tab/>retornara true indicando que ha ganado, si no sera el turno de el enemigo, este <text:tab/><text:tab/><text:tab/>siempre atacara, se le resta la vida al jugador y se comprueba si esta llega a 0, si es <text:tab/><text:tab/>asi el combate terminara y se devolvera false indicando que ha perdido y terminando <text:tab/><text:tab/>el programa.</text:span></text:p>
      <text:p text:style-name="P4"/>
      <text:list xml:id="list33232029897445" text:continue-numbering="true" text:style-name="L1">
        <text:list-item>
          <text:list>
            <text:list-item>
              <text:list>
                <text:list-item>
                  <text:p text:style-name="P16">Jugador crearJugador()</text:p>
                </text:list-item>
              </text:list>
            </text:list-item>
          </text:list>
        </text:list-item>
      </text:list>
      <text:p text:style-name="P4"><text:tab/><text:tab/><text:span text:style-name="T21">Pide un nombre al usuario y crea un nuevo objeto jugador con ese nombre y los <text:tab/><text:tab/><text:tab/>datos por defec</text:span><text:span text:style-name="T23">t</text:span><text:span text:style-name="T22">o (V</text:span><text:span text:style-name="T24">ida</text:span><text:span text:style-name="T22"> = 100</text:span><text:span text:style-name="T24">, </text:span><text:span text:style-name="T25">Ataque = 25), </text:span><text:span text:style-name="T26">y</text:span><text:span text:style-name="T25"> </text:span><text:span text:style-name="T26">preguntara al usuario si desea <text:tab/><text:tab/><text:tab/>exportarlo. Al final devolvera el objeto jugador.</text:span></text:p>
      <text:p text:style-name="P4"/>
      <text:p text:style-name="P4"/>
      <text:p text:style-name="P4"><text:soft-page-break/></text:p>
      <text:p text:style-name="P4"/>
      <text:list xml:id="list33231870395382" text:continue-numbering="true" text:style-name="L1">
        <text:list-item>
          <text:p text:style-name="P14">Partida</text:p>
          <text:list>
            <text:list-header>
              <text:p text:style-name="P16">Variables:</text:p>
              <text:list>
                <text:list-item>
                  <text:p text:style-name="P16"><text:span text:style-name="T19">LocalDateTime </text:span>fecha</text:p>
                </text:list-item>
                <text:list-item>
                  <text:p text:style-name="P28"><text:span text:style-name="T3">int</text:span><text:span text:style-name="T2"> puntuacionTotal</text:span></text:p>
                </text:list-item>
                <text:list-item>
                  <text:p text:style-name="P32"><text:span text:style-name="T3">String[] </text:span><text:span text:style-name="T1">combates</text:span></text:p>
                </text:list-item>
                <text:list-item>
                  <text:p text:style-name="P32"><text:span text:style-name="T3">String </text:span><text:span text:style-name="T1">nombreJugador</text:span></text:p>
                </text:list-item>
              </text:list>
            </text:list-header>
          </text:list>
        </text:list-item>
      </text:list>
      <text:p text:style-name="P4"/>
      <text:p text:style-name="P22"/>
      <text:list xml:id="list33232930448341" text:continue-numbering="true" text:style-name="L1">
        <text:list-item>
          <text:list>
            <text:list-header>
              <text:p text:style-name="P16"/>
            </text:list-header>
          </text:list>
        </text:list-item>
        <text:list-item>
          <text:p text:style-name="P14">Jugador</text:p>
          <text:list>
            <text:list-header>
              <text:p text:style-name="P17">Variables:</text:p>
              <text:list>
                <text:list-item>
                  <text:p text:style-name="P17"><text:span text:style-name="T19">String </text:span>nombre</text:p>
                </text:list-item>
                <text:list-item>
                  <text:p text:style-name="P29"><text:span text:style-name="T3">int </text:span><text:span text:style-name="T2">vida</text:span></text:p>
                </text:list-item>
                <text:list-item>
                  <text:p text:style-name="P29"><text:span text:style-name="T3">int </text:span><text:span text:style-name="T2">ataque </text:span></text:p>
                </text:list-item>
                <text:list-item>
                  <text:p text:style-name="P15"><text:span text:style-name="T19">int </text:span><text:span text:style-name="T31">nivel</text:span></text:p>
                </text:list-item>
              </text:list>
            </text:list-header>
          </text:list>
        </text:list-item>
      </text:list>
      <text:p text:style-name="P3"/>
      <text:p text:style-name="P3"/>
      <text:p text:style-name="P3"/>
      <text:list xml:id="list33232170817938" text:continue-numbering="true" text:style-name="L1">
        <text:list-item>
          <text:p text:style-name="P13">Enemigo</text:p>
          <text:list>
            <text:list-header>
              <text:p text:style-name="P16">Variables:</text:p>
              <text:list>
                <text:list-item>
                  <text:p text:style-name="P28"><text:span text:style-name="T3">String </text:span><text:span text:style-name="T2">nombre</text:span></text:p>
                </text:list-item>
                <text:list-item>
                  <text:p text:style-name="P28"><text:span text:style-name="T3">int </text:span><text:span text:style-name="T2">vida</text:span></text:p>
                </text:list-item>
                <text:list-item>
                  <text:p text:style-name="P28"><text:span text:style-name="T3">int </text:span><text:span text:style-name="T2">ataque</text:span></text:p>
                  <text:p text:style-name="P16"/>
                </text:list-item>
              </text:list>
              <text:p text:style-name="P16">Funciones:</text:p>
              <text:list text:continue-numbering="true">
                <text:list-item>
                  <text:p text:style-name="P16">Enemigo[] importarEnemigosDAT()</text:p>
                </text:list-item>
              </text:list>
            </text:list-header>
          </text:list>
        </text:list-item>
      </text:list>
      <text:p text:style-name="P5"><text:tab/><text:tab/><text:span text:style-name="T30">Crea una lista de objetos Enemigo vacia, busca el fichero Enemigos.dat . Si el <text:tab/><text:tab/><text:tab/>fichero existe creara los flujos y ira leyendo el fichero en la lista, si no existe <text:tab/><text:tab/><text:tab/>mostrara un mensaje de error y dejara la lista vacia. Al final devolvera la lista. </text:span></text:p>
      <text:p text:style-name="P4"/>
      <text:list xml:id="list33233202041323" text:continue-numbering="true" text:style-name="L1">
        <text:list-item>
          <text:list>
            <text:list-item>
              <text:list>
                <text:list-item>
                  <text:p text:style-name="P18">void exportarEnemigosDAT(Enemigo[])</text:p>
                  <text:p text:style-name="P23">Crea el fichero Enemigos.dat, crea los fujos, va escribiendo los enemigos de la lista que ha recibido y muestra un mensaje cuando termina.</text:p>
                </text:list-item>
              </text:list>
            </text:list-item>
          </text:list>
        </text:list-item>
      </text:list>
      <text:p text:style-name="P2"/>
      <text:p text:style-name="P2"/>
      <text:p text:style-name="P2"/>
      <text:p text:style-name="P7"/>
      <text:list xml:id="list33232879821101" text:continue-numbering="true" text:style-name="L1">
        <text:list-item>
          <text:p text:style-name="P45">Consultas</text:p>
          <text:list>
            <text:list-header>
              <text:p text:style-name="P24">Variables:</text:p>
              <text:list>
                <text:list-item>
                  <text:p text:style-name="P24">String driver</text:p>
                </text:list-item>
                <text:list-item>
                  <text:p text:style-name="P24">String URI</text:p>
                </text:list-item>
                <text:list-item>
                  <text:p text:style-name="P24">String usuario</text:p>
                </text:list-item>
                <text:list-item>
                  <text:p text:style-name="P24">String password</text:p>
                </text:list-item>
                <text:list-item>
                  <text:p text:style-name="P24">Collection col</text:p>
                  <text:p text:style-name="P24"/>
                </text:list-item>
              </text:list>
              <text:p text:style-name="P24">Funciones:</text:p>
              <text:list text:continue-numbering="true">
                <text:list-item>
                  <text:p text:style-name="P24">Collection conectar() </text:p>
                  <text:list>
                    <text:list-header>
                      <text:p text:style-name="P13">Realiza la conexión a la BBDD eXist, devuelve la cloeccion.</text:p>
                    </text:list-header>
                  </text:list>
                  <text:p text:style-name="P24"/>
                </text:list-item>
                <text:list-item>
                  <text:p text:style-name="P24">void mostrarJugadores()</text:p>
                  <text:list>
                    <text:list-header>
                      <text:p text:style-name="P13">Realiza una consulta para mostrar todos los jugadores guardados en el XML de jugadores, formatea el resultado con un concat para que se vea bonito.</text:p>
                    </text:list-header>
                  </text:list>
                  <text:p text:style-name="P24"/>
                </text:list-item>
                <text:list-item>
                  <text:p text:style-name="P24">boolean buscarJugador(String nombre)</text:p>
                  <text:list>
                    <text:list-header>
                      <text:p text:style-name="P13">Solicita el nombre de el jugador a buscar despues realiza una consulta para mostrar los jugadores donde pone la condicion que el nombre coincida con el anteriormente indicado, formatea el resultado con un concat para que se vea bonito.</text:p>
                    </text:list-header>
                  </text:list>
                  <text:p text:style-name="P24"/>
                </text:list-item>
                <text:list-item>
                  <text:p text:style-name="P24">Jugador cargarJugador()</text:p>
                  <text:list>
                    <text:list-header>
                      <text:p text:style-name="P33"><text:span text:style-name="T11">Muestra todos los jugadores llamando a la funcion </text:span><text:span text:style-name="T10">mostrarJugadores()</text:span><text:span text:style-name="T11"> y s</text:span><text:span text:style-name="T9">olicita el nombre de el jugador a </text:span><text:span text:style-name="T11">cargar</text:span><text:span text:style-name="T9"> despues realiza una consulta para mostrar los jugadores donde pone la condicion que el nombre coincida con el anteriormente indicado, formatea el resultado con un concat para que </text:span><text:span text:style-name="T12">los datos lleguen ordenados separados por comas, luego sesepara el string por las comas para tener los diferentes datos en strings que se usan para crear un nuevo objeto Jugador.</text:span></text:p>
                    </text:list-header>
                  </text:list>
                </text:list-item>
              </text:list>
            </text:list-header>
          </text:list>
        </text:list-item>
      </text:list>
      <text:p text:style-name="P7"/>
      <text:list xml:id="list33231852411383" text:continue-numbering="true" text:style-name="L1">
        <text:list-item>
          <text:list>
            <text:list-item>
              <text:list>
                <text:list-header>
                  <text:p text:style-name="P24"/>
                </text:list-header>
                <text:list-item>
                  <text:p text:style-name="P24">void mostrarPartidas()</text:p>
                  <text:list>
                    <text:list-header>
                      <text:p text:style-name="P33"><text:span text:style-name="T9">Realiza una consulta para mostrar todos l</text:span><text:span text:style-name="T12">a</text:span><text:span text:style-name="T9">s </text:span><text:span text:style-name="T12">partidas</text:span><text:span text:style-name="T9"> guardad</text:span><text:span text:style-name="T12">a</text:span><text:span text:style-name="T9">s en el XML de </text:span><text:span text:style-name="T12">partidas</text:span><text:span text:style-name="T9">, formatea el resultado con un concat para que se vea bonito.</text:span></text:p>
                    </text:list-header>
                  </text:list>
                  <text:p text:style-name="P24"/>
                </text:list-item>
                <text:list-item>
                  <text:p text:style-name="P24">void mostrarCombatePartidas()</text:p>
                  <text:list>
                    <text:list-header>
                      <text:p text:style-name="P33"><text:span text:style-name="T11">Muestra todos l</text:span><text:span text:style-name="T12">as</text:span><text:span text:style-name="T11"> </text:span><text:span text:style-name="T12">partidas</text:span><text:span text:style-name="T11"> llamando a la funcion </text:span><text:span text:style-name="T10">mostrarPartidas()</text:span><text:span text:style-name="T11"> y s</text:span><text:span text:style-name="T9">olicita </text:span><text:span text:style-name="T12">la</text:span><text:span text:style-name="T9"> </text:span><text:span text:style-name="T12">fecha</text:span><text:span text:style-name="T9"> de </text:span><text:span text:style-name="T12">la partida a seleccionar, </text:span><text:span text:style-name="T9">despues realiza una consulta para mostrar los </text:span><text:span text:style-name="T12">combates</text:span><text:span text:style-name="T9"> donde pone la condicion que </text:span><text:span text:style-name="T12">la fecha</text:span><text:span text:style-name="T9"> coincida con </text:span><text:span text:style-name="T12">la </text:span><text:span text:style-name="T9">anteriormente indicad</text:span><text:span text:style-name="T12">a</text:span><text:span text:style-name="T9">, formatea el resultado con un concat para que se vea bonito.</text:span></text:p>
                    </text:list-header>
                  </text:list>
                  <text:p text:style-name="P24"/>
                </text:list-item>
                <text:list-item>
                  <text:p text:style-name="P24">void guardarJugador(Jugador jugador)</text:p>
                  <text:list>
                    <text:list-header>
                      <text:p text:style-name="P26">Recive un jugador, prepara una consulta con los datos de ese jugador y la inserta.</text:p>
                    </text:list-header>
                  </text:list>
                  <text:p text:style-name="P24"/>
                </text:list-item>
                <text:list-item>
                  <text:p text:style-name="P24">void guardarPartida(Partida partida)</text:p>
                  <text:list>
                    <text:list-header>
                      <text:p text:style-name="P34"><text:span text:style-name="T13">Recive una partida, debido a que la cantidad de combates puede variar en gran medida se preparan en un bucle for donde se va haciendo un string con los combates en el formato de XML, luego prepara una consulta con los demas datos de esa partida y los combates preparados antes y la inserta.</text:span></text:p>
                    </text:list-header>
                  </text:list>
                </text:list-item>
              </text:list>
            </text:list-item>
          </text:list>
        </text:list-item>
      </text:list>
      <text:p text:style-name="P7"/>
      <text:p text:style-name="P7"/>
      <text:p text:style-name="P7"/>
      <text:list xml:id="list33233198898044" text:continue-numbering="true" text:style-name="L1">
        <text:list-item>
          <text:list>
            <text:list-item>
              <text:list>
                <text:list-item>
                  <text:p text:style-name="P24"><text:soft-page-break/>void modificarJugador()</text:p>
                  <text:list>
                    <text:list-header>
                      <text:p text:style-name="P34"><text:span text:style-name="T11">Muestra todos los jugadores llamando a la funcion </text:span><text:span text:style-name="T10">mostrarJugadores()</text:span><text:span text:style-name="T11"> y s</text:span><text:span text:style-name="T9">olicita el nombre de el jugador a </text:span><text:span text:style-name="T13">editar</text:span><text:span text:style-name="T9"> despues </text:span><text:span text:style-name="T13">pregunta por el dato a cambiar (nivel / vida / ataque) y el nuevo valor de ese dato, con estos datos realiza una consulta update </text:span><text:span text:style-name="T9">donde pone la condicion que </text:span><text:span text:style-name="T13">e</text:span><text:span text:style-name="T12">l </text:span><text:span text:style-name="T13">nombre</text:span><text:span text:style-name="T9"> coincida con </text:span><text:span text:style-name="T13">el</text:span><text:span text:style-name="T12"> </text:span><text:span text:style-name="T9">anteriormente indicad</text:span><text:span text:style-name="T13">o.</text:span></text:p>
                    </text:list-header>
                  </text:list>
                  <text:p text:style-name="P24"/>
                </text:list-item>
                <text:list-item>
                  <text:p text:style-name="P24">void borrarJugador()</text:p>
                  <text:list>
                    <text:list-header>
                      <text:p text:style-name="P34"><text:span text:style-name="T11">Muestra todos los jugadores llamando a la funcion </text:span><text:span text:style-name="T10">mostrarJugadores()</text:span><text:span text:style-name="T11"> y s</text:span><text:span text:style-name="T9">olicita el nombre de el jugador a </text:span><text:span text:style-name="T11">cargar</text:span><text:span text:style-name="T9"> despues realiza una consulta </text:span><text:span text:style-name="T13">delete</text:span><text:span text:style-name="T9"> donde pone la condicion que el nombre coincida con el anteriormente </text:span><text:span text:style-name="T13">indicado.</text:span></text:p>
                    </text:list-header>
                  </text:list>
                  <text:p text:style-name="P30"><text:span text:style-name="T4"/></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svg:font-family="Courier"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7T19:57:10.691121727</meta:creation-date>
    <dc:date>2022-12-16T03:32:31.090524509</dc:date>
    <meta:editing-duration>PT49M39S</meta:editing-duration>
    <meta:editing-cycles>9</meta:editing-cycles>
    <meta:generator>LibreOffice/6.4.7.2$Linux_X86_64 LibreOffice_project/40$Build-2</meta:generator>
    <meta:document-statistic meta:table-count="0" meta:image-count="0" meta:object-count="0" meta:page-count="6" meta:paragraph-count="123" meta:word-count="1470" meta:character-count="9017" meta:non-whitespace-character-count="7658"/>
  </office:meta>
</office:document-meta>
</file>